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LevelCommandImpl.execute( String s , PrintStream out , PrintStream err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">
            <text:p text:style-name="Table_20_Contents">8</text:p>
          </table:table-cell>
          <table:table-cell office:value-type="float" office:value="96">
            <text:p text:style-name="Table_20_Contents">96</text:p>
          </table:table-cell>
        </table:table-row>
        <table:table-row>
          <table:table-cell office:value-type="string">
            <text:p text:style-name="Table_20_Contents">BundleLevelCommandImpl.ge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LevelCommandImpl.getShor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LevelCommand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ndleLevelCommandImpl.BundleLevelCommandImpl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